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53729277507577018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450122082900258425"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253849563954814105"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41299083382685052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04025373012365925"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9179189037648712451"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566236033621110996"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666143738426275191"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328697" text:continue-list="list8566236033621110996"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1613436917372619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318918"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337724"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339193" text:continue-numbering="true" text:style-name="L9">
        <text:list-item>
          <text:list>
            <text:list-header>
              <text:p text:style-name="P123">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328226" text:continue-numbering="true" text:style-name="L9">
        <text:list-item>
          <text:list>
            <text:list-header>
              <text:p text:style-name="P125">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321917"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5279493866719469088"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2667602079555995104"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23">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23"/>
      <text:p text:style-name="P23"/>
      <text:p text:style-name="P10">In the last week: 19.8 miles</text:p>
      <text:p text:style-name="P23"/>
      <text:p text:style-name="P64">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18 miles</text:p>
      <text:p text:style-name="P64"/>
      <text:p text:style-name="P60">In the last two weeks: 18 miles</text:p>
      <text:p text:style-name="P64"/>
      <text:p text:style-name="P64"><text:s/></text:p>
      <text:p text:style-name="P23"/>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642525714365608609"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11-26T15:08:42.89</dc:date>
    <dc:creator>James Lombardi</dc:creator>
    <meta:editing-duration>P11DT2H45M3S</meta:editing-duration>
    <meta:editing-cycles>993</meta:editing-cycles>
    <meta:generator>OpenOffice/4.1.2$Win32 OpenOffice.org_project/412m3$Build-9782</meta:generator>
    <meta:document-statistic meta:table-count="0" meta:image-count="9" meta:object-count="0" meta:page-count="110" meta:paragraph-count="3045" meta:word-count="33574" meta:character-count="171777"/>
  </office:meta>
</office:document-meta>
</file>